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fo:padding="0in" fo:border="none"/>
    </style:style>
    <style:style style:name="P6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0835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835in" fo:margin-bottom="0in" loext:contextual-spacing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7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9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Standard" style:list-style-name="WWNum10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 style:list-style-name="WWNum6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3" style:family="paragraph" style:parent-style-name="Standard" style:list-style-name="WWNum7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 style:list-style-name="WWNum7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7" style:family="paragraph" style:parent-style-name="Standard" style:list-style-name="WWNum9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 style:list-style-name="WWNum10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32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33" style:family="paragraph" style:parent-style-name="Standard">
      <style:paragraph-properties fo:margin-top="0.0835in" fo:margin-bottom="0.139in" loext:contextual-spacing="false" fo:line-height="100%"/>
    </style:style>
    <style:style style:name="P34" style:family="paragraph" style:parent-style-name="Standard">
      <style:paragraph-properties fo:text-align="center" style:justify-single-word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T5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R L2 Informatique</text:span></text:p>
      <text:p text:style-name="P2"><text:span text:style-name="T2">PunyDuck</text:span></text:p>
      <text:p text:style-name="P3"/>
      <text:p text:style-name="P6"><text:span text:style-name="T1">Objectifs : </text:span>Créer une plateforme de distribution des projets des étudiants de la Faculté des sciences de l'Université de Montpellier.</text:p>
      <text:p text:style-name="P6"/>
      <text:p text:style-name="P6"><text:span text:style-name="T1">Différentes étapes</text:span></text:p>
      <text:list xml:id="list153896020" text:style-name="WWNum4">
        <text:list-item>
          <text:p text:style-name="P8">Mise en place d’un serveur qui servira d’intermédiaire entre les utilisateurs et la base de données.</text:p>
        </text:list-item>
        <text:list-item>
          <text:p text:style-name="P8">Création d’un framework pour faciliter la réalisation de l’application.</text:p>
        </text:list-item>
        <text:list-item>
          <text:p text:style-name="P8">Conception de l’application graphique à l’aide du framework.</text:p>
        </text:list-item>
        <text:list-item>
          <text:p text:style-name="P8">Connexion entre l’application et le serveur.</text:p>
        </text:list-item>
        <text:list-item>
          <text:p text:style-name="P8">Création d’une base de données pour stocker les comptes des utilisateurs et les projets.</text:p>
        </text:list-item>
        <text:list-item>
          <text:p text:style-name="P8">Mise en service d’un site internet permettant le téléchargement de l’application.</text:p>
        </text:list-item>
      </text:list>
      <text:p text:style-name="P6"/>
      <text:p text:style-name="P6"><text:span text:style-name="T1">Cahier des charges</text:span></text:p>
      <text:p text:style-name="P6">I - Le serveur</text:p>
      <text:list xml:id="list2119325175" text:style-name="WWNum6">
        <text:list-item>
          <text:p text:style-name="P15">Fonctionnement asynchrone</text:p>
        </text:list-item>
        <text:list-item>
          <text:p text:style-name="P21">Héberger de manière sécurisée les données des utilisateurs.</text:p>
        </text:list-item>
        <text:list-item>
          <text:p text:style-name="P21">Les utilisateurs pourront télécharger les projets hébergés.</text:p>
        </text:list-item>
        <text:list-item>
          <text:p text:style-name="P21">Doit pouvoir gérer la plupart des erreurs de réseau, comme la coupure de la connexion lors d’un téléchargement.</text:p>
        </text:list-item>
      </text:list>
      <text:p text:style-name="P4"/>
      <text:p text:style-name="P6">II - Le framework</text:p>
      <text:list xml:id="list2376953347" text:style-name="WWNum7">
        <text:list-item>
          <text:p text:style-name="P16">Ensemble de classes et fonctions qui serviront de base à la structure d’une nouvelle application.</text:p>
        </text:list-item>
        <text:list-item>
          <text:p text:style-name="P23">Son utilisation doit être facile avec assez de fonctionnalités déjà disponibles pour pouvoir réduire les appels de fonctions bas niveau.</text:p>
        </text:list-item>
        <text:list-item>
          <text:p text:style-name="P23">Permettre la plasticité des interfaces</text:p>
        </text:list-item>
      </text:list>
      <text:p text:style-name="P6"/>
      <text:p text:style-name="P7">III - L’application</text:p>
      <text:list xml:id="list612590956" text:style-name="WWNum5">
        <text:list-item>
          <text:p text:style-name="P9">Interface graphique permettant de naviguer facilement entre différents onglets</text:p>
        </text:list-item>
        <text:list-item>
          <text:p text:style-name="P11">Possibilité d'accéder aux informations de son compte et de les modifier : pseudonyme, adresse mail, âge, niveau, badges. </text:p>
        </text:list-item>
        <text:list-item>
          <text:p text:style-name="P11">Personnalisation limitée : mode clair / sombre, position de certains éléments de la fenêtre, couleur de l’arrière plan.</text:p>
        </text:list-item>
      </text:list>
      <text:p text:style-name="Standard"/>
      <text:p text:style-name="P6">V - La base de données</text:p>
      <text:list xml:id="list913441823" text:style-name="WWNum1">
        <text:list-item>
          <text:p text:style-name="P17">Stocke les données relatives aux comptes des utilisateurs ainsi que les projets.</text:p>
        </text:list-item>
        <text:list-item>
          <text:p text:style-name="P25">Les données seront cryptées.</text:p>
        </text:list-item>
      </text:list>
      <text:p text:style-name="P6"/>
      <text:p text:style-name="P6">VI - Le site</text:p>
      <text:list xml:id="list4240893162" text:style-name="WWNum2">
        <text:list-item>
          <text:p text:style-name="P18">Une page pour télécharger l’application.</text:p>
        </text:list-item>
        <text:list-item>
          <text:p text:style-name="P26">Design responsive et dynamique</text:p>
        </text:list-item>
      </text:list>
      <text:p text:style-name="P6"/>
      <text:p text:style-name="P6"><text:span text:style-name="T1">Description des moyens utilisés </text:span><text:span text:style-name="T4">(TODO : description)</text:span></text:p>
      <text:list xml:id="list2771054983" text:style-name="WWNum9">
        <text:list-item>
          <text:p text:style-name="P19">C++ avec les normes modernes de 2011, 2014 et 2017 ainsi que l’API graphique OpenGL pour créer le framework.</text:p>
        </text:list-item>
        <text:list-item>
          <text:p text:style-name="P27">Python 3.8 avec la bibliothèque asyncio pour le serveur et sa communication avec l’application.</text:p>
        </text:list-item>
        <text:list-item>
          <text:p text:style-name="P27">Le système de gestion de base de données PostgreSQL pour gérer les comptes utilisateurs et le stockage des projets.</text:p>
        </text:list-item>
        <text:list-item>
          <text:p text:style-name="P27">Discord pour la communication entre les membres du groupe.</text:p>
        </text:list-item>
        <text:list-item>
          <text:p text:style-name="P27">GitHub pour le partage et l’hébergement des fichiers sources.</text:p>
        </text:list-item>
        <text:list-item>
          <text:p text:style-name="P27">L’éditeur de texte Visual Studio Code qui permet de programmer à plusieurs sur un même projet grâce à son extension Live Share.</text:p>
        </text:list-item>
        <text:list-item>
          <text:p text:style-name="P27">Le langage et système de composition de documents LaTex pour la rédaction du rapport.</text:p>
        </text:list-item>
      </text:list>
      <text:p text:style-name="P6"/>
      <text:p text:style-name="P7"><text:span text:style-name="T1">Répartition des tâches indépendantes</text:span></text:p>
      <text:list xml:id="list2611211328" text:style-name="WWNum10">
        <text:list-item>
          <text:p text:style-name="P20">Framework (Esteban | Valentin F.)</text:p>
        </text:list-item>
        <text:list-item>
          <text:p text:style-name="P29">serveur (Julien | Paul)</text:p>
        </text:list-item>
        <text:list-item>
          <text:p text:style-name="P29">Base de données (Julien | Paul)</text:p>
        </text:list-item>
      </text:list>
      <text:list xml:id="list298979156" text:style-name="WWNum8">
        <text:list-item>
          <text:p text:style-name="P30">Site Internet (Valentin F. | Valentin P.)</text:p>
        </text:list-item>
      </text:list>
      <text:p text:style-name="P6"/>
      <text:p text:style-name="Standard"><text:span text:style-name="T1">Répartition des tâches dépendantes</text:span></text:p>
      <text:list xml:id="list2198341120" text:style-name="WWNum3">
        <text:list-item>
          <text:p text:style-name="P10">Interface graphique de l’application (Esteban | Valentin F. | Valentin P.)</text:p>
        </text:list-item>
        <text:list-item>
          <text:p text:style-name="P13">Communication entre l’application et le serveur</text:p>
        </text:list-item>
        <text:list-item>
          <text:p text:style-name="P13">(facultative) Messagerie</text:p>
        </text:list-item>
      </text:list>
      <text:p text:style-name="P4"/>
      <text:p text:style-name="P4"><text:span text:style-name="T1">Diagramme de Gantt</text:span></text:p>
      <text:p text:style-name="P4"><text:span text:style-name="T4">TODO : forme visuelle</text:span></text:p>
      <text:p text:style-name="P4">17/01 - 09/02 : apprentissage des bibliothèques OpenGL et asyncio (tests + ébauche (papier + programmation) de la structure du framework et du serveur pour préparer l’architecture finale et réduire les erreurs de conception)</text:p>
      <text:p text:style-name="P4">20/01 - 27/01 : définition formelle du cahier des charges (notre vision d’une plateforme de distribution)</text:p>
      <text:p text:style-name="P4">23/01 - 26/01 : Diagramme de Gantt (sans expliciter la partie programmation du framework, application et serveur)</text:p>
      <text:p text:style-name="P4">27/01 - 02/02 : Listing exhaustif des fonctionnalités <text:span text:style-name="T5">de chaque composantes du projet</text:span> du framework et de l’application (non exhaustif pour le serveur car impossible car manque d’expérience donc oublie / sous-estimation de certaines parties)</text:p>
      <text:p text:style-name="P4">27/01 - 02/02 : Maquettes graphiques de l’application et des différents éléments visuels qui la composent</text:p>
      <text:p text:style-name="P4">02/02 - 02/02 : répartition des tâches dépendantes et indépendantes (pour éviter les blocages) + <text:span text:style-name="T4">minis Gantt</text:span> explicitant le déroulement de la programmation de l’application</text:p>
      <text:p text:style-name="P4">03/02 - 09/02 : diagramme UML du framework, de l’application (framework influencé par les maquettes graphiques) et du serveur</text:p>
      <text:p text:style-name="P4">(20/01 - 09/02 : conception de la structure globale du projet et modélisation)</text:p>
      <text:p text:style-name="P4">10/02 - 08/03 : Programmation du framework</text:p>
      <text:p text:style-name="P4">10/02 - ??/?? : Création et mise en place du serveur</text:p>
      <text:p text:style-name="P4">24/02 - 31/03 : Programmation de l’application</text:p>
      <text:p text:style-name="P4">24/02 - ??/?? : création de la base de données et intégration au serveur</text:p>
      <text:p text:style-name="P4">01/04 - 01/04 : première version stable de l’application, 100% fonctionnelle</text:p>
      <text:p text:style-name="P4"><text:soft-page-break/>01/04 - 20/04 : réalisation du site Internet (conception du design puis création)</text:p>
      <text:p text:style-name="P4">01/04 - 30/04 : tests unitaires et correction d'éventuels bugs résiduels</text:p>
      <text:p text:style-name="P4">01/04 - 30/04 : ajouts des fonctionnalités facultatives (si possible) et minis projets</text:p>
      <text:p text:style-name="P4">01/02 - 30/04 : rédaction du 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margin-top="0.0835in" fo:margin-bottom="0.139in" loext:contextual-spacing="false" fo:line-height="100%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text-align="center" style:justify-single-word="false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><draw:frame draw:style-name="Mfr1" draw:name="image1.png" text:anchor-type="as-char" svg:width="6.4701in" svg:height="0.1146in" draw:z-index="3"><draw:image xlink:href="Pictures/100002010000057700000012713E8DCF29DC922D.png" xlink:type="simple" xlink:show="embed" xlink:actuate="onLoad" loext:mime-type="image/png"/><svg:desc>ligne horizontale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9" meta:word-count="733" meta:character-count="4589" meta:non-whitespace-character-count="3957"/>
    <meta:generator>LibreOfficeDev/6.0.5.2$Linux_X86_64 LibreOffice_project/</meta:generator>
  </office:meta>
</office:document-meta>
</file>